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/>
    </style:style>
    <style:style style:name="P11" style:parent-style-name="Standard" style:master-page-name="MPF1" style:family="paragraph">
      <style:paragraph-properties fo:break-before="page"/>
    </style:style>
    <style:style style:name="P18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20" style:family="table-column">
      <style:table-column-properties style:column-width="6.5958in" style:use-optimal-column-width="false"/>
    </style:style>
    <style:style style:name="Table19" style:family="table">
      <style:table-properties style:width="6.5958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in" fo:margin-bottom="0in"/>
    </style:style>
    <style:style style:name="T24" style:parent-style-name="Fuentedepárrafopredeter." style:family="text">
      <style:text-properties fo:font-size="16pt" style:font-size-asian="16pt" style:font-size-complex="16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fo:background-color="#D0E0E3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margin-top="0in" fo:margin-bottom="0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margin-top="0in" fo:margin-bottom="0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margin-top="0in" fo:margin-bottom="0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margin-top="0in" fo:margin-bottom="0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margin-top="0in" fo:margin-bottom="0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margin-top="0in" fo:margin-bottom="0in"/>
    </style:style>
    <style:style style:name="P46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P47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49" style:family="table-column">
      <style:table-column-properties style:column-width="1.1in" style:use-optimal-column-width="false"/>
    </style:style>
    <style:style style:name="TableColumn50" style:family="table-column">
      <style:table-column-properties style:column-width="1.0993in" style:use-optimal-column-width="false"/>
    </style:style>
    <style:style style:name="TableColumn51" style:family="table-column">
      <style:table-column-properties style:column-width="1.0993in" style:use-optimal-column-width="false"/>
    </style:style>
    <style:style style:name="TableColumn52" style:family="table-column">
      <style:table-column-properties style:column-width="1.1in" style:use-optimal-column-width="false"/>
    </style:style>
    <style:style style:name="TableColumn53" style:family="table-column">
      <style:table-column-properties style:column-width="1.0993in" style:use-optimal-column-width="false"/>
    </style:style>
    <style:style style:name="TableColumn54" style:family="table-column">
      <style:table-column-properties style:column-width="1.0979in" style:use-optimal-column-width="false"/>
    </style:style>
    <style:style style:name="Table48" style:family="table">
      <style:table-properties style:width="6.5958in" fo:margin-left="0in" table:align="left"/>
    </style:style>
    <style:style style:name="TableRow55" style:family="table-row">
      <style:table-row-properties style:min-row-height="0.3611in" style:use-optimal-row-height="false"/>
    </style:style>
    <style:style style:name="TableCell5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center" fo:margin-top="0in" fo:margin-bottom="0in"/>
    </style:style>
    <style:style style:name="T58" style:parent-style-name="Fuentedepárrafopredeter." style:family="text">
      <style:text-properties fo:font-size="16pt" style:font-size-asian="16pt" style:font-size-complex="16pt"/>
    </style:style>
    <style:style style:name="P59" style:parent-style-name="Standard" style:family="paragraph">
      <style:paragraph-properties fo:text-align="start" fo:margin-top="0in" fo:margin-bottom="0in"/>
      <style:text-properties fo:font-size="16pt" style:font-size-asian="16pt" style:font-size-complex="16pt"/>
    </style:style>
    <style:style style:name="TableRow60" style:family="table-row">
      <style:table-row-properties style:min-row-height="0.6979in" style:use-optimal-row-height="false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margin-top="0in" fo:margin-bottom="0in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margin-top="0in" fo:margin-bottom="0in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margin-top="0in" fo:margin-bottom="0in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margin-top="0in" fo:margin-bottom="0in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margin-top="0in" fo:margin-bottom="0in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margin-top="0in" fo:margin-bottom="0in"/>
    </style:style>
    <style:style style:name="TableRow73" style:family="table-row">
      <style:table-row-properties style:min-row-height="0.4166in" style:use-optimal-row-height="false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margin-top="0in" fo:margin-bottom="0in"/>
    </style:style>
    <style:style style:name="T76" style:parent-style-name="Fuentedepárrafopredeter." style:family="text">
      <style:text-properties fo:font-size="16pt" style:font-size-asian="16pt" style:font-size-complex="16pt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margin-top="0in" fo:margin-bottom="0in"/>
    </style:style>
    <style:style style:name="T79" style:parent-style-name="Fuentedepárrafopredeter." style:family="text">
      <style:text-properties fo:font-size="16pt" style:font-size-asian="16pt" style:font-size-complex="16pt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margin-top="0in" fo:margin-bottom="0in"/>
    </style:style>
    <style:style style:name="T82" style:parent-style-name="Fuentedepárrafopredeter." style:family="text">
      <style:text-properties fo:font-size="16pt" style:font-size-asian="16pt" style:font-size-complex="16pt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margin-top="0in" fo:margin-bottom="0in"/>
    </style:style>
    <style:style style:name="T85" style:parent-style-name="Fuentedepárrafopredeter.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margin-top="0in" fo:margin-bottom="0in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margin-top="0in" fo:margin-bottom="0in"/>
    </style:style>
    <style:style style:name="P90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P91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Contracte d'equip</text:span><text:span text:style-name="T9"><text:line-break/></text:span><text:span text:style-name="T10">Ayudantes de Santa</text:span></text:p>
      <text:soft-page-break/>
      <text:p text:style-name="P11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text:line-break/></text:p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COMPROMISOS</text:span></text:p>
          </table:table-cell>
        </table:table-row>
        <table:table-row table:style-name="TableRow25">
          <table:table-cell table:style-name="TableCell26">
            <text:p text:style-name="P27">L'alumnat part de l'equip es compromet a:</text:p>
          </table:table-cell>
        </table:table-row>
        <table:table-row table:style-name="TableRow28">
          <table:table-cell table:style-name="TableCell29">
            <text:p text:style-name="P30">Assistir amb puntualitat a les sessions de treball del projecte.</text:p>
          </table:table-cell>
        </table:table-row>
        <table:table-row table:style-name="TableRow31">
          <table:table-cell table:style-name="TableCell32">
            <text:p text:style-name="P33">Treballar en igualtat de responsabilitats per brindar un treball òptim.</text:p>
          </table:table-cell>
        </table:table-row>
        <table:table-row table:style-name="TableRow34">
          <table:table-cell table:style-name="TableCell35">
            <text:p text:style-name="P36">Mantenir un bon clima de treball, deixant de banda actituds negatives que poguessen perjudicar el projecte i/o crear un mal ambient de treball.</text:p>
          </table:table-cell>
        </table:table-row>
        <table:table-row table:style-name="TableRow37">
          <table:table-cell table:style-name="TableCell38">
            <text:p text:style-name="P39">Fer per mantenir-se informat del que estem fent en tot moment.</text:p>
          </table:table-cell>
        </table:table-row>
        <table:table-row table:style-name="TableRow40">
          <table:table-cell table:style-name="TableCell41">
            <text:p text:style-name="P42">Aquella persona que tinga un nombre de faltes injustificades superior al 15%, no obtindrà una nota superior a un 3.</text:p>
          </table:table-cell>
        </table:table-row>
        <table:table-row table:style-name="TableRow43">
          <table:table-cell table:style-name="TableCell44">
            <text:p text:style-name="P45">Disponibilitat telemàtica en el cas de no poder assistir.</text:p>
          </table:table-cell>
        </table:table-row>
      </table:table>
      <text:p text:style-name="P46"/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6">
            <text:p text:style-name="P57"><text:span text:style-name="T58">SIGNATURA COMPONENTS DE L'EQUIP DE TREBALL</text:span></text:p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<text:span text:style-name="T76">Federico Adria</text:span></text:p>
          </table:table-cell>
          <table:table-cell table:style-name="TableCell77">
            <text:p text:style-name="P78"><text:span text:style-name="T79">Cassandra Sowa</text:span></text:p>
          </table:table-cell>
          <table:table-cell table:style-name="TableCell80">
            <text:p text:style-name="P81"><text:span text:style-name="T82">Esther Talavera</text:span></text:p>
          </table:table-cell>
          <table:table-cell table:style-name="TableCell83">
            <text:p text:style-name="P84"><text:span text:style-name="T85">Javier Tamarit</text:span>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ext:p text:style-name="P9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2-02T15:53:00Z</meta:creation-date>
    <dc:date>2021-12-08T17:42:00Z</dc:date>
    <meta:template xlink:href="Normal" xlink:type="simple"/>
    <meta:editing-cycles>4</meta:editing-cycles>
    <meta:editing-duration>PT60S</meta:editing-duration>
    <meta:document-statistic meta:page-count="2" meta:paragraph-count="1" meta:word-count="114" meta:character-count="741" meta:row-count="5" meta:non-whitespace-character-count="628"/>
  </office:meta>
</office:document-meta>
</file>